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0.1cm" svg:height="3.473cm" svg:x="4.4cm" svg:y="4.306cm" presentation:class="title" presentation:user-transformed="true">
          <draw:text-box>
            <text:p>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><text:s/>Poblaciones de una especie conectadas entre sí en un paisaje fragmentad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 text:c="4"/>Hábitats fragmentados</text:p>
              </text:list-item>
              <text:list-item>
                <text:p><text:s text:c="4"/>Parches poblacionales</text:p>
              </text:list-item>
              <text:list-item>
                <text:p><text:s text:c="4"/>Migración entre parches</text:p>
              </text:list-item>
              <text:list-item>
                <text:p><text:s text:c="4"/>Extinción y recoloniza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Hábitats fragmentad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 pérdida de hábitats continuos resulta en fragmentos separados.</text:p>
              </text:list-item>
              <text:list-item>
                <text:p>Estos fragmentos pueden variar en tamaño y calid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Parches poblacional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da fragmento de hábitat alberga una población local.</text:p>
              </text:list-item>
              <text:list-item>
                <text:p>El tamaño y la calidad del parche afectan la viabilidad de la pobla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Migración entre parch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os individuos pueden moverse entre parches en busca de alimento, pareja o refugio.</text:p>
              </text:list-item>
              <text:list-item>
                <text:p>La conectividad entre parches es crucial para el flujo genético y la supervivencia a largo plaz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xtinción y recolonizació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os parches pueden extinguirse localmente debido a factores ambientales o demográficos.</text:p>
              </text:list-item>
              <text:list-item>
                <text:p>Sin embargo, la recolonización desde otros parches puede ocurrir, manteniendo la persistencia de la especie en el paisaj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inámica de metapoblac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l equilibrio entre extinción y recolonización determina la dinámica de la metapoblación.</text:p>
              </text:list-item>
              <text:list-item>
                <text:p>Las tasas de migración y la calidad del hábitat son factores crític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Importancia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yuda a comprender cómo la fragmentación del paisaje afecta a las especies.</text:p>
              </text:list-item>
              <text:list-item>
                <text:p>Guía la conservación y restauración de hábitats para mantener la biodiversid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 teoría de metapoblaciones es fundamental para la ecología de paisajes fragmentados.</text:p>
              </text:list-item>
              <text:list-item>
                <text:p>Proteger la conectividad entre parches es esencial para la supervivencia de mucha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>Estudia la distribución de especies en islas y cómo el tamaño de la isla y la distancia entre estas influyen en la diversidad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sla como ecosistema aislado</text:p>
              </text:list-item>
              <text:list-item>
                <text:p>Tamaño de la isla</text:p>
              </text:list-item>
              <text:list-item>
                <text:p>Distancia a tierra firme</text:p>
              </text:list-item>
              <text:list-item>
                <text:p>Tasas de colonización y extin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Isla como ecosistema aislad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 islas ofrecen un entorno único y aislado para las especies.</text:p>
              </text:list-item>
              <text:list-item>
                <text:p>La vida en las islas está influenciada principalmente por los recursos locales y la interacción entre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Tamaño de la isl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l tamaño de la isla está directamente relacionado con su biodiversidad.</text:p>
              </text:list-item>
              <text:list-item>
                <text:p>Las islas más grandes tienden a tener más nichos ecológicos y, por lo tanto, má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Distancia a tierra firm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 distancia entre una isla y tierra firme afecta la tasa de colonización y extinción de especies en la isla.</text:p>
              </text:list-item>
              <text:list-item>
                <text:p>Cuanto más lejos esté una isla del continente, menos probable es que nuevas especies colonizen la isla y más probable es que las especies existentes se exti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Tasas de colonización y extinció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 tasa de colonización está determinada por la capacidad de dispersión de las especies y la proximidad a fuentes de colonización.</text:p>
              </text:list-item>
              <text:list-item>
                <text:p>La tasa de extinción está influenciada por el tamaño de la población y los factores ambienta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quilibrio de colonización-extinció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s tasas de colonización y extinción se equilibran para determinar el número de especies en una isla en un momento dado.</text:p>
              </text:list-item>
              <text:list-item>
                <text:p>Las islas grandes y cercanas al continente tienden a tener más especies en equilib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mportancia de la teoría de biogeografía de isl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Proporciona información valiosa para la conservación de especies en islas y áreas fragmentadas.</text:p>
              </text:list-item>
              <text:list-item>
                <text:p>Ayuda a comprender patrones de biodiversidad en diferentes islas alrededor del mun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 teoría de biogeografía de islas es esencial para entender cómo la geografía afecta la biodiversidad.</text:p>
              </text:list-item>
              <text:list-item>
                <text:p>Contribuye a estrategias efectivas de conservación y manejo de la vida silvestre en isl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2">
        <draw:frame presentation:style-name="pr7" draw:text-style-name="P3" draw:layer="layout" svg:width="19.6cm" svg:height="12.19cm" svg:x="4.7cm" svg:y="1.528cm" presentation:class="subtitle" presentation:user-transformed="true">
          <draw:text-box>
            <text:p>Diferencias entre 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<text:s/>Metapoblac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ncepto: Describe poblaciones conectadas en un paisaje fragmentado.</text:p>
              </text:list-item>
              <text:list-item>
                <text:p>Hábitat: Puede consistir en múltiples parches de hábitat dispersos.</text:p>
              </text:list-item>
              <text:list-item>
                <text:p>Conexión: Los individuos pueden migrar entre parches.</text:p>
              </text:list-item>
              <text:list-item>
                <text:p>Extinción/Colonización: Ocurren localmente en los par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ncepto: Estudia la distribución de especies en islas.</text:p>
              </text:list-item>
              <text:list-item>
                <text:p>Hábitat: Trata de islas como ecosistemas aislados.</text:p>
              </text:list-item>
              <text:list-item>
                <text:p>Conexión: Las islas están separadas y aisladas del continente.</text:p>
              </text:list-item>
              <text:list-item>
                <text:p>Extinción/Colonización: Influenciadas por la distancia a tierra fir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amaño de las Poblaciones: Pueden variar en tamaño, pero dependen de la interacción entre parches.</text:p>
              </text:list-item>
              <text:list-item>
                <text:p>Influencia de la Conexión: La conectividad entre parches es esencial para la persistencia de la especie.</text:p>
              </text:list-item>
              <text:list-item>
                <text:p>Ejemplo: Puede aplicarse a especies que viven en una serie de lagunas coster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amaño de las Poblaciones: Influenciado principalmente por el tamaño de la isla.</text:p>
              </text:list-item>
              <text:list-item>
                <text:p>Influencia de la Conexión: La distancia entre islas y el continente afecta la colonización y extinción.</text:p>
              </text:list-item>
              <text:list-item>
                <text:p>Ejemplo: Se puede aplicar al estudio de especies en islas del archipiélago de Galápag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licación: Útil para comprender la ecología en paisajes fragmentados y guiar la conservación.</text:p>
              </text:list-item>
              <text:list-item>
                <text:p>Ejemplo: Conservación de especies en áreas urbanas con parches de hábita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licación: Se utiliza para comprender patrones de biodiversidad en islas.</text:p>
              </text:list-item>
              <text:list-item>
                <text:p>Ejemplo: Estudiar las especies endémicas en islas volcánicas remo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as metapoblaciones y la biogeografía de islas son conceptos complementarios.</text:p>
              </text:list-item>
              <text:list-item>
                <text:p>Ambos ayudan a entender cómo la geografía influye en la biodiversidad y la conservación de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3-07-26T16:44:48.394955666</dc:date>
    <dc:creator>Gerardo Martin</dc:creator>
    <meta:editing-duration>PT50M25S</meta:editing-duration>
    <meta:editing-cycles>10</meta:editing-cycles>
    <meta:generator>LibreOffice/7.3.7.2$Linux_X86_64 LibreOffice_project/30$Build-2</meta:generator>
    <meta:document-statistic meta:object-count="127"/>
  </office:meta>
</office:document-meta>
</file>